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ful APIの原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form Interface</text:p>
              </text:list-item>
              <text:list-item>
                <text:p>Stateless</text:p>
              </text:list-item>
              <text:list-item>
                <text:p>Cacheable</text:p>
              </text:list-item>
              <text:list-item>
                <text:p>Client-Server</text:p>
              </text:list-item>
              <text:list-item>
                <text:p>Layerd System</text:p>
              </text:list-item>
              <text:list-item>
                <text:p>Code on De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モダンWebアーキテクチャの<text:line-break/>原則化されたデザイ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ステートレス、サービスは状態をもたない</text:p>
              </text:list-item>
              <text:list-item>
                <text:p>データはリソースの集合としてモデル化される</text:p>
              </text:list-item>
              <text:list-item>
                <text:p>URI(= endpoint)はユニークにリソースを表す</text:p>
              </text:list-item>
              <text:list-item>
                <text:p>各Requestは</text:p>
                <text:list>
                  <text:list-item>
                    <text:p>Requestを理解するために必要なすべての情報を含み</text:p>
                  </text:list-item>
                  <text:list-item>
                    <text:p>それに先行する、どんなRequestに対しても非依存である</text:p>
                  </text:list-item>
                  <text:list-item>
                    <text:p>暗号化</text:p>
                    <text:list>
                      <text:list-item>
                        <text:p>HMAC</text:p>
                      </text:list-item>
                      <text:list-item>
                        <text:p>Amazon S3</text:p>
                      </text:list-item>
                      <text:list-item>
                        <text:p>crypto.js</text:p>
                      </text:list-item>
                    </text:list>
                  </text:list-item>
                </text:list>
              </text:list-item>
              <text:list-item>
                <text:p>HATEOAS</text:p>
                <text:list>
                  <text:list-item>
                    <text:p>更にモダン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998cm" svg:height="1.673cm" svg:x="9.8cm" svg:y="19.127cm">
          <draw:text-box>
            <text:p><text:span text:style-name="T1">Principled Design of the Modern Web Architecture</text:span></text:p>
            <text:p><text:span text:style-name="T1">Application ExpressListener Installation and Developers Gu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ログイン状態の管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はstateless</text:p>
              </text:list-item>
              <text:list-item>
                <text:p>１つのrequestは認証に必要なすべての情報を含む</text:p>
              </text:list-item>
              <text:list-item>
                <text:p>暗号化</text:p>
                <text:list>
                  <text:list-item>
                    <text:p>HMAC, Amazon S3, crypto.js</text:p>
                  </text:list-item>
                </text:list>
              </text:list-item>
              <text:list-item>
                <text:p>セキュリティ</text:p>
                <text:list>
                  <text:list-item>
                    <text:p>SSL/TLS</text:p>
                  </text:list-item>
                  <text:list-item>
                    <text:p>BASIC authentication</text:p>
                  </text:list-item>
                  <text:list-item>
                    <text:p>OAu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P-REST API</text:p>
                <text:list>
                  <text:list-item>
                    <text:p>最近のホットな話題に</text:p>
                  </text:list-item>
                </text:list>
              </text:list-item>
              <text:list-item>
                <text:p>Sinatraライクなmicro framework</text:p>
                <text:list>
                  <text:list-item>
                    <text:p>Slim</text:p>
                  </text:list-item>
                  <text:list-item>
                    <text:p>luman</text:p>
                  </text:list-item>
                  <text:list-item>
                    <text:p>express.jｓ</text:p>
                  </text:list-item>
                </text:list>
              </text:list-item>
              <text:list-item>
                <text:p>設定ファイル</text:p>
                <text:list>
                  <text:list-item>
                    <text:p>LAMP, composer, npm, bower, gulp, ...</text:p>
                  </text:list-item>
                  <text:list-item>
                    <text:p>client側でのAjaxからのAPI呼び出しが多い</text:p>
                  </text:list-item>
                  <text:list-item>
                    <text:p>express.jsの方が開発効率が良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m 2.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ex.php</text:p>
                <text:list>
                  <text:list-item>
                    <text:p>front controller</text:p>
                  </text:list-item>
                  <text:list-item>
                    <text:p>default templatesディレクトリ</text:p>
                    <text:list>
                      <text:list-item>
                        <text:p>templates/</text:p>
                      </text:list-item>
                      <text:list-item>
                        <text:p>$app-&gt;render('testpage.php');</text:p>
                      </text:list-item>
                      <text:list-item>
                        <text:p>__construct, config()でテンプレートディレクトリを指定</text:p>
                      </text:list-item>
                    </text:list>
                  </text:list-item>
                </text:list>
              </text:list-item>
              <text:list-item>
                <text:p>$app-&gt;get('/api', function() use($app, $log){</text:p>
                <text:p>});</text:p>
                <text:list>
                  <text:list-item>
                    <text:p>すごくシンプル</text:p>
                  </text:list-item>
                  <text:list-item>
                    <text:p>use($app, $log)を忘れやすい</text:p>
                    <text:list>
                      <text:list-item>
                        <text:p>半日ぐらいは原因を探しまわるハメにな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~/var/www/foo/books/1</text:p>
                <text:list>
                  <text:list-item>
                    <text:p>DocumentRoot</text:p>
                  </text:list-item>
                  <text:list-item>
                    <text:p>Sub Directory</text:p>
                  </text:list-item>
                  <text:list-item>
                    <text:p>Root URI</text:p>
                  </text:list-item>
                  <text:list-item>
                    <text:p>resource U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protoc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/client/jim HTTP/1.1</text:p>
                <text:list>
                  <text:list-item>
                    <text:p>verb GET</text:p>
                  </text:list-item>
                  <text:list-item>
                    <text:p>noun /client/jim</text:p>
                  </text:list-item>
                </text:list>
              </text:list-item>
              <text:list-item>
                <text:p>HTTP client</text:p>
                <text:list>
                  <text:list-item>
                    <text:p>curl, guzzle, postman</text:p>
                  </text:list-item>
                </text:list>
              </text:list-item>
              <text:list-item>
                <text:p>curl</text:p>
                <text:list>
                  <text:list-item>
                    <text:p>curl -v -X DELETE</text:p>
                    <text:list>
                      <text:list-header>
                        <text:p>--verbose</text:p>
                        <text:p>--request &lt;command&gt;</text:p>
                      </text:list-header>
                    </text:list>
                  </text:list-item>
                  <text:list-item>
                    <text:p>curl -I</text:p>
                    <text:list>
                      <text:list-header>
                        <text:p>--hea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モダンブラウザでは</text:p>
                <text:list>
                  <text:list-item>
                    <text:p>GET, POSTのみを実装</text:p>
                  </text:list-item>
                  <text:list-item>
                    <text:p>PUT, DELETEは実装されていない</text:p>
                    <text:list>
                      <text:list-item>
                        <text:p>POSTを使ってPUT,DELETEの操作を行う</text:p>
                      </text:list-item>
                    </text:list>
                  </text:list-item>
                </text:list>
              </text:list-item>
              <text:list-item>
                <text:p>Ajax通信が主流？</text:p>
                <text:list>
                  <text:list-item>
                    <text:p>jQuery, backbone.js angular.js, ember.js ...</text:p>
                    <text:list>
                      <text:list-item>
                        <text:p>google trendでは、angular.jsが圧倒的</text:p>
                      </text:list-item>
                    </text:list>
                  </text:list-item>
                  <text:list-item>
                    <text:p>formのGET,POSTだけでも可能</text:p>
                    <text:list>
                      <text:list-item>
                        <text:p>http://www.foobar.co.jp/resource/delete</text:p>
                        <text:p>に対して、GETやPOSTでアクセス</text:p>
                      </text:list-item>
                      <text:list-item>
                        <text:p>こちらが主流だとnickeyに聞い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htac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writeEngine On</text:p>
              </text:list-item>
              <text:list-item>
                <text:p>RewriteBase /project/</text:p>
              </text:list-item>
              <text:list-item>
                <text:p>RewriteCond %{REQUEST_FILENAME} !-f</text:p>
              </text:list-item>
              <text:list-item>
                <text:p>RewriteRule ^ index.php [QSA,L]</text:p>
                <text:list>
                  <text:list-item>
                    <text:p>flagsに、spaceを入れてはいけ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htac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注意事項</text:p>
                <text:list>
                  <text:list-item>
                    <text:p>a2enmod rewrite</text:p>
                    <text:list>
                      <text:list-item>
                        <text:p>mod_rewriteの読み込み</text:p>
                      </text:list-item>
                    </text:list>
                  </text:list-item>
                  <text:list-item>
                    <text:p>apache2.conf (debian), httpd.conf (Redhat)</text:p>
                    <text:list>
                      <text:list-item>
                        <text:p>&lt;Directory&gt;ディレクティブ</text:p>
                      </text:list-item>
                      <text:list-item>
                        <text:p>AllowOverride All</text:p>
                      </text:list-item>
                      <text:list-item>
                        <text:p>FollowSymlink</text:p>
                      </text:list-item>
                      <text:list-item>
                        <text:p>.htaccessによる設定の上書きを許可</text:p>
                      </text:list-item>
                    </text:list>
                  </text:list-item>
                  <text:list-item>
                    <text:p>/etc/apache2/site-available</text:p>
                    <text:list>
                      <text:list-item>
                        <text:p>&lt;VirtualHost&gt;の設定</text:p>
                      </text:list-item>
                    </text:list>
                  </text:list-item>
                  <text:list-item>
                    <text:p>/etc/hosts</text:p>
                    <text:list>
                      <text:list-item>
                        <text:p>サーバー名を追加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2:41:34.078402147</meta:creation-date>
    <dc:date>2015-11-29T02:23:31.947389019</dc:date>
    <meta:editing-duration>PT4H27M57S</meta:editing-duration>
    <meta:editing-cycles>122</meta:editing-cycles>
    <meta:generator>LibreOffice/4.2.8.2$Linux_X86_64 LibreOffice_project/420m0$Build-2</meta:generator>
    <meta:document-statistic meta:object-count="66"/>
  </office:meta>
</office:document-meta>
</file>